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9d9e" officeooo:paragraph-rsid="00049d9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0c0998"/>
    </style:style>
    <style:style style:name="P4" style:family="paragraph" style:parent-style-name="Standard">
      <style:paragraph-properties fo:text-align="start" style:justify-single-word="false"/>
      <style:text-properties officeooo:paragraph-rsid="000d8836"/>
    </style:style>
    <style:style style:name="P5" style:family="paragraph" style:parent-style-name="Standard">
      <style:paragraph-properties fo:text-align="start" style:justify-single-word="false"/>
      <style:text-properties officeooo:paragraph-rsid="000fc40a"/>
    </style:style>
    <style:style style:name="P6" style:family="paragraph" style:parent-style-name="Standard">
      <style:paragraph-properties fo:text-align="start" style:justify-single-word="false"/>
      <style:text-properties officeooo:paragraph-rsid="00134490"/>
    </style:style>
    <style:style style:name="P7" style:family="paragraph" style:parent-style-name="Standard">
      <style:paragraph-properties fo:text-align="start" style:justify-single-word="false"/>
      <style:text-properties officeooo:paragraph-rsid="0015297b"/>
    </style:style>
    <style:style style:name="P8" style:family="paragraph" style:parent-style-name="Standard">
      <style:paragraph-properties fo:margin-left="0.4925in" fo:margin-right="0in" fo:text-align="start" style:justify-single-word="false" fo:text-indent="0in" style:auto-text-indent="false"/>
      <style:text-properties officeooo:paragraph-rsid="0015297b"/>
    </style:style>
    <style:style style:name="P9" style:family="paragraph" style:parent-style-name="Standard">
      <style:paragraph-properties fo:text-align="start" style:justify-single-word="false"/>
      <style:text-properties fo:font-size="12pt" officeooo:rsid="00049d9e" officeooo:paragraph-rsid="00049d9e" style:font-size-asian="10.5pt" style:font-size-complex="12pt"/>
    </style:style>
    <style:style style:name="P10" style:family="paragraph" style:parent-style-name="Standard">
      <style:paragraph-properties fo:text-align="start" style:justify-single-word="false"/>
      <style:text-properties fo:font-size="12pt" officeooo:rsid="00049d9e" officeooo:paragraph-rsid="00134490" style:font-size-asian="10.5pt" style:font-size-complex="12pt"/>
    </style:style>
    <style:style style:name="P11" style:family="paragraph" style:parent-style-name="Standard">
      <style:paragraph-properties fo:text-align="start" style:justify-single-word="false"/>
      <style:text-properties fo:font-size="12pt" officeooo:rsid="00089633" officeooo:paragraph-rsid="00089633" style:font-size-asian="10.5pt" style:font-size-complex="12pt"/>
    </style:style>
    <style:style style:name="P12" style:family="paragraph" style:parent-style-name="Standard">
      <style:paragraph-properties fo:text-align="start" style:justify-single-word="false"/>
      <style:text-properties fo:font-size="12pt" officeooo:rsid="00089633" officeooo:paragraph-rsid="000a756c" style:font-size-asian="10.5pt" style:font-size-complex="12pt"/>
    </style:style>
    <style:style style:name="P13" style:family="paragraph" style:parent-style-name="Standard">
      <style:paragraph-properties fo:text-align="start" style:justify-single-word="false"/>
      <style:text-properties fo:font-size="12pt" officeooo:rsid="000d8836" officeooo:paragraph-rsid="000d8836" style:font-size-asian="10.5pt" style:font-size-complex="12pt"/>
    </style:style>
    <style:style style:name="P14" style:family="paragraph" style:parent-style-name="Standard">
      <style:paragraph-properties fo:text-align="start" style:justify-single-word="false"/>
      <style:text-properties fo:font-size="12pt" officeooo:rsid="000dccd5" officeooo:paragraph-rsid="000dccd5" style:font-size-asian="10.5pt" style:font-size-complex="12pt"/>
    </style:style>
    <style:style style:name="P15" style:family="paragraph" style:parent-style-name="Standard">
      <style:paragraph-properties fo:text-align="start" style:justify-single-word="false"/>
      <style:text-properties fo:font-size="12pt" officeooo:rsid="000dde91" officeooo:paragraph-rsid="000fc40a" style:font-size-asian="10.5pt" style:font-size-complex="12pt"/>
    </style:style>
    <style:style style:name="P16" style:family="paragraph" style:parent-style-name="Standard">
      <style:paragraph-properties fo:text-align="start" style:justify-single-word="false"/>
      <style:text-properties fo:font-size="12pt" fo:font-weight="bold" officeooo:rsid="00049d9e" officeooo:paragraph-rsid="00049d9e"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officeooo:rsid="00049d9e" officeooo:paragraph-rsid="0006b359" style:font-size-asian="12pt" style:font-size-complex="12pt"/>
    </style:style>
    <style:style style:name="P18" style:family="paragraph" style:parent-style-name="Standard">
      <style:paragraph-properties fo:text-align="start" style:justify-single-word="false"/>
      <style:text-properties officeooo:rsid="0019ee6a" officeooo:paragraph-rsid="0019ee6a"/>
    </style:style>
    <style:style style:name="P19" style:family="paragraph" style:parent-style-name="Text_20_body">
      <style:paragraph-properties fo:text-align="start" style:justify-single-word="false"/>
      <style:text-properties fo:font-size="12pt" officeooo:rsid="00049d9e" officeooo:paragraph-rsid="00049d9e" style:font-size-asian="10.5pt" style:font-size-complex="12pt"/>
    </style:style>
    <style:style style:name="P20" style:family="paragraph" style:parent-style-name="Text_20_body">
      <style:text-properties officeooo:paragraph-rsid="00049d9e"/>
    </style:style>
    <style:style style:name="P21" style:family="paragraph" style:parent-style-name="Text_20_body">
      <style:text-properties officeooo:paragraph-rsid="000a756c"/>
    </style:style>
    <style:style style:name="P22" style:family="paragraph" style:parent-style-name="Text_20_body">
      <style:text-properties officeooo:rsid="000c0998" officeooo:paragraph-rsid="000c0998"/>
    </style:style>
    <style:style style:name="T1" style:family="text">
      <style:text-properties officeooo:rsid="00049d9e"/>
    </style:style>
    <style:style style:name="T2" style:family="text">
      <style:text-properties fo:font-size="18pt" style:font-size-asian="18pt" style:font-size-complex="18pt"/>
    </style:style>
    <style:style style:name="T3" style:family="text">
      <style:text-properties fo:font-size="18pt" officeooo:rsid="00049d9e" style:font-size-asian="18pt" style:font-size-complex="18pt"/>
    </style:style>
    <style:style style:name="T4" style:family="text">
      <style:text-properties officeooo:rsid="00057ee7"/>
    </style:style>
    <style:style style:name="T5" style:family="text">
      <style:text-properties officeooo:rsid="0006b359"/>
    </style:style>
    <style:style style:name="T6" style:family="text">
      <style:text-properties fo:font-size="12pt" style:font-size-asian="12pt" style:font-size-complex="12pt"/>
    </style:style>
    <style:style style:name="T7" style:family="text">
      <style:text-properties fo:font-size="12pt" officeooo:rsid="00049d9e" style:font-size-asian="12pt" style:font-size-complex="12pt"/>
    </style:style>
    <style:style style:name="T8" style:family="text">
      <style:text-properties fo:font-size="12pt" officeooo:rsid="000c0998" style:font-size-asian="12pt" style:font-size-complex="12pt"/>
    </style:style>
    <style:style style:name="T9" style:family="text">
      <style:text-properties fo:font-size="12pt" officeooo:rsid="000fc40a" style:font-size-asian="12pt" style:font-size-complex="12pt"/>
    </style:style>
    <style:style style:name="T10" style:family="text">
      <style:text-properties fo:font-size="12pt" officeooo:rsid="0011b816" style:font-size-asian="12pt" style:font-size-complex="12pt"/>
    </style:style>
    <style:style style:name="T11" style:family="text">
      <style:text-properties fo:font-size="12pt" officeooo:rsid="001be91e" style:font-size-asian="12pt" style:font-size-complex="12pt"/>
    </style:style>
    <style:style style:name="T12" style:family="text">
      <style:text-properties fo:font-size="12pt" style:font-size-asian="10.5pt" style:font-size-complex="12pt"/>
    </style:style>
    <style:style style:name="T13" style:family="text">
      <style:text-properties fo:font-size="12pt" officeooo:rsid="00049d9e" style:font-size-asian="10.5pt" style:font-size-complex="12pt"/>
    </style:style>
    <style:style style:name="T14" style:family="text">
      <style:text-properties fo:font-size="12pt" officeooo:rsid="000c0998" style:font-size-asian="10.5pt" style:font-size-complex="12pt"/>
    </style:style>
    <style:style style:name="T15" style:family="text">
      <style:text-properties fo:font-size="12pt" officeooo:rsid="0013190f" style:font-size-asian="10.5pt" style:font-size-complex="12pt"/>
    </style:style>
    <style:style style:name="T16" style:family="text">
      <style:text-properties fo:font-size="12pt" officeooo:rsid="00134490" style:font-size-asian="10.5pt" style:font-size-complex="12pt"/>
    </style:style>
    <style:style style:name="T17" style:family="text">
      <style:text-properties fo:font-size="12pt" officeooo:rsid="0015297b" style:font-size-asian="10.5pt" style:font-size-complex="12pt"/>
    </style:style>
    <style:style style:name="T18" style:family="text">
      <style:text-properties fo:font-size="12pt" officeooo:rsid="001939ff" style:font-size-asian="10.5pt" style:font-size-complex="12pt"/>
    </style:style>
    <style:style style:name="T19" style:family="text">
      <style:text-properties fo:font-size="12pt" officeooo:rsid="0019ee6a" style:font-size-asian="10.5pt" style:font-size-complex="12pt"/>
    </style:style>
    <style:style style:name="T20" style:family="text">
      <style:text-properties fo:font-size="12pt" officeooo:rsid="001be91e" style:font-size-asian="10.5pt" style:font-size-complex="12pt"/>
    </style:style>
    <style:style style:name="T21" style:family="text">
      <style:text-properties fo:font-size="12pt" fo:font-weight="normal" officeooo:rsid="0011b816" style:font-size-asian="12pt" style:font-weight-asian="normal" style:font-size-complex="12pt" style:font-weight-complex="normal"/>
    </style:style>
    <style:style style:name="T22" style:family="text">
      <style:text-properties fo:font-size="12pt" fo:font-weight="normal" officeooo:rsid="00049d9e" style:font-size-asian="12pt" style:font-weight-asian="normal" style:font-size-complex="12pt" style:font-weight-complex="normal"/>
    </style:style>
    <style:style style:name="T23" style:family="text">
      <style:text-properties fo:font-size="12pt" fo:font-style="italic" officeooo:rsid="0013190f" style:font-size-asian="10.5pt" style:font-style-asian="italic" style:font-size-complex="12pt" style:font-style-complex="italic"/>
    </style:style>
    <style:style style:name="T24" style:family="text">
      <style:text-properties fo:font-size="12pt" fo:font-style="italic" officeooo:rsid="00134490" style:font-size-asian="10.5pt" style:font-style-asian="italic" style:font-size-complex="12pt" style:font-style-complex="italic"/>
    </style:style>
    <style:style style:name="T25" style:family="text">
      <style:text-properties fo:font-size="12pt" fo:font-style="italic" officeooo:rsid="001939ff" style:font-size-asian="10.5pt" style:font-style-asian="italic" style:font-size-complex="12pt" style:font-style-complex="italic"/>
    </style:style>
    <style:style style:name="T26" style:family="text">
      <style:text-properties fo:font-size="12pt" fo:font-style="italic" officeooo:rsid="0019ee6a" style:font-size-asian="10.5pt" style:font-style-asian="italic" style:font-size-complex="12pt" style:font-style-complex="italic"/>
    </style:style>
    <style:style style:name="T27" style:family="text">
      <style:text-properties fo:font-size="12pt" style:text-underline-style="solid" style:text-underline-width="auto" style:text-underline-color="font-color" officeooo:rsid="00049d9e" style:font-size-asian="10.5pt" style:font-size-complex="12pt"/>
    </style:style>
    <style:style style:name="T28" style:family="text">
      <style:text-properties fo:font-size="12pt" style:text-underline-style="solid" style:text-underline-width="auto" style:text-underline-color="font-color" officeooo:rsid="001939ff" style:font-size-asian="10.5pt" style:font-size-complex="12pt"/>
    </style:style>
    <style:style style:name="T29" style:family="text">
      <style:text-properties fo:font-size="12pt" style:text-underline-style="none" officeooo:rsid="00049d9e" style:font-size-asian="10.5pt" style:font-size-complex="12pt"/>
    </style:style>
    <style:style style:name="T30" style:family="text">
      <style:text-properties fo:font-size="12pt" style:text-underline-style="none" officeooo:rsid="00134490" style:font-size-asian="10.5pt" style:font-size-complex="12pt"/>
    </style:style>
    <style:style style:name="T31" style:family="text">
      <style:text-properties style:font-size-asian="12pt"/>
    </style:style>
    <style:style style:name="T32" style:family="text">
      <style:text-properties officeooo:rsid="00049d9e" style:font-size-asian="12pt"/>
    </style:style>
    <style:style style:name="T33" style:family="text">
      <style:text-properties officeooo:rsid="000a756c" style:font-size-asian="12pt"/>
    </style:style>
    <style:style style:name="T34" style:family="text">
      <style:text-properties officeooo:rsid="000c0998" style:font-size-asian="12pt"/>
    </style:style>
    <style:style style:name="T35" style:family="text">
      <style:text-properties officeooo:rsid="000fc40a" style:font-size-asian="12pt"/>
    </style:style>
    <style:style style:name="T36" style:family="text">
      <style:text-properties style:text-underline-style="solid" style:text-underline-width="auto" style:text-underline-color="font-color" officeooo:rsid="0013190f"/>
    </style:style>
    <style:style style:name="T37" style:family="text">
      <style:text-properties officeooo:rsid="000a756c"/>
    </style:style>
    <style:style style:name="T38" style:family="text">
      <style:text-properties fo:font-style="italic" style:font-style-asian="italic" style:font-style-complex="italic"/>
    </style:style>
    <style:style style:name="T39" style:family="text">
      <style:text-properties fo:font-style="italic" officeooo:rsid="000a756c" style:font-size-asian="12pt" style:font-style-asian="italic" style:font-style-complex="italic"/>
    </style:style>
    <style:style style:name="T40" style:family="text">
      <style:text-properties officeooo:rsid="000c0998"/>
    </style:style>
    <style:style style:name="T41" style:family="text">
      <style:text-properties fo:font-style="normal" style:font-style-asian="normal" style:font-style-complex="normal"/>
    </style:style>
    <style:style style:name="T42" style:family="text">
      <style:text-properties officeooo:rsid="000d8836"/>
    </style:style>
    <style:style style:name="T43" style:family="text">
      <style:text-properties officeooo:rsid="000dccd5"/>
    </style:style>
    <style:style style:name="T44" style:family="text">
      <style:text-properties officeooo:rsid="0011b816"/>
    </style:style>
    <style:style style:name="T45" style:family="text">
      <style:text-properties officeooo:rsid="0013190f"/>
    </style:style>
    <style:style style:name="T46" style:family="text">
      <style:text-properties officeooo:rsid="00134490"/>
    </style:style>
    <style:style style:name="T47" style:family="text">
      <style:text-properties officeooo:rsid="001d29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Zack M. Davis</text:p>
      <text:p text:style-name="P1">“Self, Place, and Knowing”</text:p>
      <text:p text:style-name="P1">May 2025</text:p>
      <text:p text:style-name="P1"/>
      <text:p text:style-name="P2"><text:span text:style-name="T2">How Do Housing Supply </text:span><text:span text:style-name="T3">and Community Assets</text:span><text:span text:style-name="T2"> Affect Rents and Quality of Life in Census Tract 3240.03? An </text:span><text:span text:style-name="T3">Critical Microeconomic </text:span><text:span text:style-name="T2">Synthesis of Self, Place, and Knowing</text:span></text:p>
      <text:p text:style-name="P16">Abstract <text:span text:style-name="T5">(154 words)</text:span></text:p>
      <text:p text:style-name="P9"/>
      <text:p text:style-name="P17">Census Tract 3240.03, nestled in the heart of unincorporated Contra Costa County between Pleasant Hill and Walnut Creek, may seem idyllic to some—a kind of suburban paradise (although the present author may not be entirely without bias). But how do people live here? The question is meant in two distinct senses. How do people conduct their lives here, using what assets (of the form one might be able to catalogue on a map)? And also: how <text:span text:style-name="T4">can people live here, as in, how can they afford to do it, </text:span><text:span text:style-name="T5">to pay rent</text:span><text:span text:style-name="T4"> in our capitalist Society with all its vagaries and cruelties? </text:span><text:span text:style-name="T5">We survey the economic literature, both empirical and theoretical, to find the answers. At the end, we also (furthermore and separately, pursuant to the goals of this study) consider some key asset-mapping concepts, which are also an indispensable part of the puzzle of the mystery of life in Census Tract 3240.03.</text:span></text:p>
      <text:p text:style-name="P9"/>
      <text:p text:style-name="P16">Introduction <text:span text:style-name="T40">(501 words)</text:span></text:p>
      <text:p text:style-name="P9"/>
      <text:p text:style-name="P11">As one does in all things, we start at the beginning. To understand the intricate and complex issues of housing supply and community assets in <text:span text:style-name="T32">Census Tract 3240.03, </text:span><text:span text:style-name="T31">it’s advisable to familiarize oneself with the vital statistics of the area: how the people here live and work, the texture of what their lives are like. It is only with this context with which further inquiry will have the foundation in which to ground its roots in. In this endeavor, we are greatly aided by data compiled and presented by the United States Census Bureau (</text:span><text:span text:style-name="T1">U.S. Census Bureau </text:span>2023).</text:p>
      <text:p text:style-name="P12"><text:tab/><text:span text:style-name="T37">Our faithful civil servants tell us: the median age in </text:span><text:span text:style-name="T32">Census Tract 3240.03 </text:span><text:span text:style-name="T33">is 34.4, and the area is 55% male. The ethnic makeup is 47% white and 27% Asian, with 14% Hispanic and 8% Black. The </text:span><text:span text:style-name="T39">per capita </text:span><text:span text:style-name="T33">income is $73.8K. But the whitewashed facade of average statistics hides a leery underbelly: despite the seeming wealth, 12% of people in the area are in poverty, including 29% of children. The affordable homes of Esperanza Place nearby (Habitat for Humanity 2021) are a testament to the inequalities that accompany affluence. </text:span><text:span text:style-name="T34">Interestingly, 41.4% of the population is foreign-born. (That’s more than the present author would have expected.) Of the foreign-born, 66% hail from Asia. (That’s more as expected, particularly given the known racial breakdown.)</text:span></text:p>
      <text:p text:style-name="P12"><text:span text:style-name="T33"><text:tab/>Besides wealth and inequality, </text:span><text:span text:style-name="T32">Census Tract 3240.03 </text:span><text:span text:style-name="T33">is also a place of loneliness. Only 38% of adults are married, and 3.8% of women aged 15-50 gave birth last year, about two-thirds the rate in Contra Costa County as a whole. The present author lives alone in a studio at IMT Pleasant Hill in the Census Tract, and can testify that no one talks to their neighbors here. It’s very much a commercial arrangement: a corporation owns the apartments, and will let you live in one of them in exchange for money, if you can prove you have money. (The author, lacking a job when moving back to the area in late 2023, was able to invoke a clause in the corporation’s policy that accepts proof of assets in lieu of stable employment.)</text:span></text:p>
      <text:p text:style-name="P3"><text:span text:style-name="T13"><text:tab/></text:span><text:span text:style-name="T14">In terms of what is called “educational attainment”, about </text:span>71.3% <text:span text:style-name="T40">of the populace has a Bachelor’s degree or higher, a marked increase compared to the general population or even that of the venerable Contra Costa county. The present author, although perhaps tainted by bitterness over a checkered history and the injustice of credentialism, is not among them and has severe doubts of the </text:span><text:soft-page-break/><text:span text:style-name="T40">utility or meaning of a degree (Davis 2024), but is projected to join them soon after the publication (“publication”, such as it is) of this research. (Some would argue that this research itself proves his point, but his is a complicated side-issue and should be sidebar</text:span><text:span text:style-name="T42">r</text:span><text:span text:style-name="T40">ed.)</text:span></text:p>
      <text:p text:style-name="P3"><text:tab/><text:span text:style-name="T40">Now knowing what we do about the humble and fair people of </text:span><text:span text:style-name="T7">Census Tract 3240.03, </text:span><text:span text:style-name="T8">we turn to consider how the housing supply and community assets of the area shape the contours of their lives. It bears sober consideration.</text:span></text:p>
      <text:p text:style-name="P9"/>
      <text:p text:style-name="P16">Discussion <text:span text:style-name="T44">(684 words)</text:span></text:p>
      <text:p text:style-name="P9"/>
      <text:p text:style-name="P13">The study of microeconomic theory (to say nothing of microeconomic practice) has blossomed since the time of David Ricardo. One of the most foundational premises of the subject are the laws of supply and demand. Imagine a graph, a two-dimensional chart with axes. On the horizontal axis: quantity of units sold (of some economic good or another; the analysis is fully generic). On the vertical axis: price. (You’d expect price to be the dependent variable, on the horizontal axis, but apparently this is the standard convention.) The fact that consumers will be willing to buy more units of the good when the price is lower is expressed graphically as a downward sloping “demand curve.” On the other hand, the fact that producers will be willing to supply more of the good if it fetches a higher price is expressed as an upward sloping “supply curve.” In the middle where the inevitably proverbial “twain” shall meet—in fact, are provably destined to meet, in accordance with the intermediate value theorem—is the vaunted “market price.”</text:p>
      <text:p text:style-name="P13"><text:tab/>The analysis <text:span text:style-name="T38">purports</text:span> to be fully general. <text:span text:style-name="T43">But some scholars of community studies have doubts that reality fails to meet the model in systematic ways that act to the disadvantage of marginalized groups. After all, houses and apartments are different from apples or lawnmowers; there’s a lot of friction in building a house or moving house. On the other hand, many economists think this is a facile rationalization—despite that fact “Land Is Different” is a common position in the discipline, going back to the work of Henry George, who proposed a tax on the value of unimproved land.</text:span></text:p>
      <text:p text:style-name="P14"><text:tab/>The disagreement matters because different views on the matter inform what is to be done about homelessness and housing insecurity. If the true reason that people can’t afford to have a place to live is that there isn’t enough housing to accommodate the people competing to rent or buy them, then it would seem to follow that the remedy is to alleviate barriers to new housing developments at market prices. (According to the laws, if supply is artificially restricted, the price goes up.) On the other hand, if microeconomics isn’t real, maybe capitalism and developer greed are the problems.</text:p>
      <text:p text:style-name="P15"><text:tab/>Concerning how the matter affect the illustrious but elusive domain of <text:span text:style-name="T32">Census Tract 3240.03, </text:span><text:span text:style-name="T31">there does not seem to be any specific research. (The world is small relative to the space of possible ideas that could be written about, every information-theoretic “bit” you add to your topic cuts the potential number of researchers who might have written about it by </text:span><text:span text:style-name="T35">one half. The base-two logarithm of the world’s 8 billion people is only 33 bits; it doesn’t take much to be unique.) But </text:span><text:span text:style-name="T32">Census Tract 3240.03 </text:span><text:span text:style-name="T35">does exist within the greater San Francisco Bay Area (which houses too the University under whose auspices this very research is being conducted), about which some things have been written.</text:span></text:p>
      <text:p text:style-name="P5"><text:span text:style-name="T9"><text:tab/>For example, writing </text:span><text:span text:style-name="T35">for </text:span><text:span text:style-name="Emphasis"><text:span text:style-name="T35">The American Journal of Economics and Sociology</text:span></text:span><text:span text:style-name="T35">, Stephen E. Barton of the Berkeley Rent Stabilization Board—no conflict of interest there!—analyzes rent data from the Bay Area and concludes that higher prices than in other metro areas aren’t about the housing itself being higher quality or more expensive to build. Rather, it’s about land rent: land in cities is more valuable and there’s only so much of it to go around (Barton 2011). This is of considerable interest to the situation on the ground in lovely </text:span><text:span text:style-name="T7">Census Tract 3240.03. </text:span><text:span text:style-name="T9">There are already apartment buildings here of some considerable density. If the present author is paying north of $2K (including utilities, I confess) for a 480 square foot studio, I only have to blame my luxury taste in choosing to live in a place rich with community assets. (When planning the move in September 2023, </text:span><text:span text:style-name="T10">there’s no doubt the present author couldn’t have found a cheaper place in Antioch, even or somewhere further along Bay Area </text:span><text:soft-page-break/><text:span text:style-name="T10">Rapid Transit’s Yellow Line</text:span><text:span text:style-name="T22">—</text:span><text:span text:style-name="T21">and yet only at the terrible cost of fewer mappable community assets. (Perhaps even forsaking the Yellow Line itself.) No, thank you!</text:span></text:p>
      <text:p text:style-name="P4"><text:span text:style-name="T13"><text:s/></text:span></text:p>
      <text:p text:style-name="P16">Final Thoughts, with an Emphasis on Asset-Mapping Concepts <text:span text:style-name="T47">(533 words)</text:span></text:p>
      <text:p text:style-name="P9"/>
      <text:p text:style-name="P6"><text:span text:style-name="T15">In an evocatively-titled article for </text:span><text:span text:style-name="T23">City &amp; Community</text:span><text:span text:style-name="T15">, “’</text:span>You’re Really Stuck’”: Housing Strategies and Compromises in the San Francisco Bay Area”, <text:span text:style-name="T45">Sigrid Luhr examines the methods of how </text:span><text:span text:style-name="T36">communities</text:span><text:span text:style-name="T45"> </text:span><text:span text:style-name="T46">of </text:span><text:span text:style-name="T27">vulnerable populations</text:span><text:span text:style-name="T13"> </text:span><text:span text:style-name="T45">afflicted by </text:span><text:span text:style-name="T36">poverty</text:span><text:span text:style-name="T45"> and </text:span><text:span text:style-name="T36">racism</text:span><text:span text:style-name="T45"> are navigating the </text:span><text:span text:style-name="T27">housing crisis</text:span><text:span text:style-name="T29"> </text:span><text:span text:style-name="T30">(Luhr 2024). The Bay Area, Luhr explains, is one of the regions in which wages direly trail behind rents. </text:span><text:span text:style-name="T16">Facing high housing prices, many individuals and families are forced to move in a “reactive” manner rather than after a deliberative search. On the other hand, others </text:span><text:span text:style-name="T24">don’t</text:span><text:span text:style-name="T16"> move because of financial constraints. As Luhr aptly sums it up, “just as there are ‘voluntary’ and ‘involuntary’ moves, there are ‘voluntary’ and ‘involuntary’ stays.”</text:span></text:p>
      <text:p text:style-name="P6"><text:span text:style-name="T18"><text:tab/>The plight of an unstable or unsustainably expensive housing situation could no doubt contribute to other unpleasant situations. For example, the stress of struggling to make rent could contribute to </text:span><text:span text:style-name="T28">mental illness</text:span><text:span text:style-name="T18">. (The present author is qualified to have an opinion on this, having been involuntarily hospitalized twice due to circumstances that originated from stress.) Likewise, spending more than 50% of one’s budget on rent is liable to exert pressure on other parts of the budget, leading, </text:span><text:span text:style-name="T25">e.g</text:span><text:span text:style-name="T18">., to </text:span><text:span text:style-name="T28">food insecurity</text:span><text:span text:style-name="T18">. Or if there are already tensions in a household, it seems plausible that economic stress could contribute to </text:span><text:span text:style-name="T28">domestic violence</text:span><text:span text:style-name="T18">, particularly </text:span><text:span text:style-name="T28">violence against women and children</text:span><text:span text:style-name="T18">.</text:span></text:p>
      <text:p text:style-name="P7"><text:span text:style-name="T16"><text:tab/>To study the issue </text:span><text:span text:style-name="T18">of housing problems</text:span><text:span text:style-name="T16"> empirically, Luhr draws upon both survey data and extensive interviews. (Notably, Luhr cites a Bay Area racial composition that uses the categories White, Black, Asian, and Latinx [</text:span><text:span text:style-name="T24">sic</text:span><text:span text:style-name="T16">]. The fact that </text:span><text:span text:style-name="T27">Indigenous Peoples</text:span><text:span text:style-name="T13"> </text:span><text:span text:style-name="T16">are not considered </text:span><text:span text:style-name="T17">a category—their bloodline usurped into a category named after the language spoken by their oppressors and genociders—is too cruel an irony.) Curiously, Luhr seemingly approvingly mentions rent control policies adopted by major municipalities in the area, without any consideration of the obvious supply issues. (Rent control is a supply restriction: if housing can’t be rented at market rates, that reduces the incentive to build housing according to the microeconomic theory.)</text:span></text:p>
      <text:p text:style-name="P7"><text:span text:style-name="T17"><text:tab/></text:span><text:span text:style-name="T19">More empirical work abounds. A team of researchers at the Federal Reserve Bank of San Francisco led by Karen Chapple wrote a report on “Housing Market Interventions and Residential Mobility in the San Francisco Bay Area”. As the present author noted in a literature review assignment for “Self, Place, and Knowing” at San Francisco State University:</text:span></text:p>
      <text:p text:style-name="P7"><text:span text:style-name="T19"/></text:p>
      <text:p text:style-name="P8"><text:span text:style-name="T19">[Chapple </text:span><text:span text:style-name="T26">et al</text:span><text:span text:style-name="T19">.] found that building market-rate housing modestly increased both i</text:span><text:span text:style-name="T20">m</text:span><text:span text:style-name="T19">migration (people moving to a neighborhood) and outmigration (people moving out, natch), and that subsidized housing tends to increase inmigration more. Tenant protections reduce churn, which interacts with churn-increasing market-rate housing production. The Bay Area has been gaining jobs faster than houses, so this is a study of an extreme situation that might not generalize to areas without such an acute housing crisis.</text:span></text:p>
      <text:p text:style-name="P7"><text:span text:style-name="T19"/></text:p>
      <text:p text:style-name="P18"><text:span text:style-name="T11">Some political theorists claim that none of us are free until all of us are free. While that claim is obviously nonsense taken literally, there are thematically related claims that are true, like that similar struggles affect people of all walks of life. If we scrupulously work to understand the true causes of social problems, maybe we can figure out interventions that will make things slightly better.</text:span></text:p>
      <text:p text:style-name="P10"/>
      <text:p text:style-name="P9"/>
      <text:p text:style-name="P16">References</text:p>
      <text:p text:style-name="P9"/>
      <text:p text:style-name="P20"><text:soft-page-break/>Barton, S. E. (2011). Land Rent and Housing Policy: A Case Study of the San Francisco Bay Area Rental Housing Market. The American Journal of Economics and Sociology, 70(4), 845–873. <text:a xlink:type="simple" xlink:href="https://doi.org/10.1111/j.1536-7150.2011.00796.x" text:style-name="Internet_20_link" text:visited-style-name="Visited_20_Internet_20_Link">https://doi.org/10.1111/j.1536-7150.2011.00796.x</text:a></text:p>
      <text:p text:style-name="P20">Chapple, K., Hwang, J., Jeon, J. S., Zhang, I., Greenberg, J., &amp; Shrimali, B. P. (2022). Housing Market Interventions and Residential Mobility in the San Francisco Bay Area. Federal Reserve Bank of San Francisco, Community Development Working Paper Series, 1–179. <text:a xlink:type="simple" xlink:href="https://doi.org/10.24148/cdwp2022-01" text:style-name="Internet_20_link" text:visited-style-name="Visited_20_Internet_20_Link">https://doi.org/10.24148/cdwp2022-01</text:a></text:p>
      <text:p text:style-name="P22">Davis, Zack M. (2024). “Should I Finish My Bachelor’s Degree?” <text:span text:style-name="T38">An Algorithmic Lucidity</text:span><text:span text:style-name="T41">. </text:span><text:a xlink:type="simple" xlink:href="http://zackmdavis.net/blog/2024/05/should-i-finish-my-bachelors-degree/" text:style-name="Internet_20_link" text:visited-style-name="Visited_20_Internet_20_Link"><text:span text:style-name="T41">http://zackmdavis.net/blog/2024/05/should-i-finish-my-bachelors-degree/</text:span></text:a></text:p>
      <text:p text:style-name="P21"><text:span text:style-name="T37">Habitat for Humanity (2021). “</text:span><text:bookmark text:name="hs_cos_wrapper_name"/>Building Hope in Walnut Creek”. <text:a xlink:type="simple" xlink:href="https://www.habitatebsv.org/blog/welcome-to-esperanza-place" text:style-name="Internet_20_link" text:visited-style-name="Visited_20_Internet_20_Link">https://www.habitatebsv.org/blog/welcome-to-esperanza-place</text:a></text:p>
      <text:p text:style-name="P20">Hur, D., Lee, S., &amp; Kim, H. (2024). The Impact of Airbnb on Long-Term Rental Markets in San Francisco: A Geospatial Analysis Using Multiscale Geographically Weighted Regression. ISPRS International Journal of Geo-Information, 13(9), 298-. <text:a xlink:type="simple" xlink:href="https://doi.org/10.3390/ijgi13090298" text:style-name="Internet_20_link" text:visited-style-name="Visited_20_Internet_20_Link">https://doi.org/10.3390/ijgi13090298</text:a></text:p>
      <text:p text:style-name="P20">Luhr, S. (2025). “You’re Really Stuck”: Housing Strategies and Compromises in the San Francisco Bay Area. City &amp; Community, 24(1), 51–74. <text:a xlink:type="simple" xlink:href="https://doi.org/10.1177/15356841241231492" text:style-name="Internet_20_link" text:visited-style-name="Visited_20_Internet_20_Link">https://doi.org/10.1177/15356841241231492</text:a></text:p>
      <text:p text:style-name="P19">Ouazad, A. (2020). Resilient Urban Housing Markets: Shocks vs. Fundamentals. IDEAS Working Paper Series from RePEc.</text:p>
      <text:p text:style-name="P9">U.S. Census Bureau (<text:bookmark text:name="cite-release-year"/>2023). <text:span text:style-name="Emphasis">American Community Survey </text:span><text:bookmark text:name="cite-release"/><text:span text:style-name="Emphasis">5-year estimates.</text:span> Retrieved from <text:span text:style-name="Emphasis">Census Reporter Profile page for Census Tract 3240.03, Contra Costa, CA</text:span> &lt;http://censusreporter.org/profiles/14000US06013324003-census-tract-324003-contra-costa-ca/&gt;</text:p>
      <text:p text:style-name="P1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4T14:42:48.682336678</meta:creation-date>
    <dc:date>2025-05-14T20:33:56.248006619</dc:date>
    <meta:editing-duration>PT22M30S</meta:editing-duration>
    <meta:editing-cycles>5</meta:editing-cycles>
    <meta:generator>LibreOffice/7.3.7.2$Linux_X86_64 LibreOffice_project/30$Build-2</meta:generator>
    <meta:document-statistic meta:table-count="0" meta:image-count="0" meta:object-count="0" meta:page-count="4" meta:paragraph-count="35" meta:word-count="2122" meta:character-count="13348" meta:non-whitespace-character-count="11260"/>
  </office:meta>
</office:document-meta>
</file>